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Audra K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INOS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rnesto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70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iceboy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99]" office:value-type="string" office:string-value="kdog77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?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128]" office:value-type="string" office:string-value="MasterBlaster">
            <text:p>MasterBlas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148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152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171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217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222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231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2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8/06/2019</text:date>, <text:time>17:5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06T17:53:02</dc:date>
    <dc:creator>Skip Perry</dc:creator>
    <meta:editing-duration>PT7H16M58S</meta:editing-duration>
    <meta:editing-cycles>218</meta:editing-cycles>
    <meta:document-statistic meta:table-count="1" meta:cell-count="523" meta:object-count="0"/>
  </office:meta>
</office:document-meta>
</file>